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2" svg:font-family="'Liberation Sans1'"/>
    <style:font-face style:name="Liberation Sans11" svg:font-family="'Liberation Sans11'"/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72in"/>
    </style:style>
    <style:style style:name="co3" style:family="table-column">
      <style:table-column-properties fo:break-before="auto" style:column-width="2.1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66ffff"/>
    </style:style>
    <style:style style:name="ce5" style:family="table-cell" style:parent-style-name="Default" style:data-style-name="N0">
      <style:table-cell-properties fo:background-color="transparent"/>
      <style:text-properties style:font-name="Liberation Sans1" style:font-name-asian="Liberation Sans12" style:font-name-complex="Liberation Sans12"/>
    </style:style>
  </office:automatic-styles>
  <office:body>
    <office:spreadsheet>
      <table:table table:name="cal_InLoss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Site1</text:p>
          </table:table-cell>
          <table:table-cell table:style-name="ce1" office:value-type="string" calcext:value-type="string">
            <text:p>Site2</text:p>
          </table:table-cell>
          <table:table-cell table:style-name="ce1" office:value-type="string" calcext:value-type="string">
            <text:p>Site3</text:p>
          </table:table-cell>
          <table:table-cell table:style-name="ce1" office:value-type="string" calcext:value-type="string">
            <text:p>Site4</text:p>
          </table:table-cell>
          <table:table-cell table:style-name="ce1" office:value-type="string" calcext:value-type="string">
            <text:p>Site5</text:p>
          </table:table-cell>
          <table:table-cell table:style-name="ce1" office:value-type="string" calcext:value-type="string">
            <text:p>Site6</text:p>
          </table:table-cell>
          <table:table-cell table:style-name="ce1" office:value-type="string" calcext:value-type="string">
            <text:p>Site7</text:p>
          </table:table-cell>
          <table:table-cell table:style-name="ce2" office:value-type="string" calcext:value-type="string">
            <text:p>Site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1_IN_SW1_MHB1_OUT_B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MHB3_OUT_B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DSDS_OUT_B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2_MHB1_OUT_B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1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MHB3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DSDS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1_MHB1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2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2_IN_SW2_MHB2_OUT_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MHB3_OUT_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DSDS_OUT_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1_MHB2_OUT_B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2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MHB3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DSDS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1_MHB2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1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3_IN_SW1_MHB3_OUT_B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1_DSDS_OUT_B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2_MHB3_OUT_B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3_OUT_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2_DSDS_OUT_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1_MHB3_OUT_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2_OUT_B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HB_IN_UHB_OUT_B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1_MUX_MHB1_OUT_B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3_MUX_MHB3_OUT_B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DS_IN_DSDS_OUT_B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l_OutLoss" table:style-name="ta1">
        <table:table-column table:style-name="co1" table:default-cell-style-name="ce2"/>
        <table:table-column table:style-name="co3" table:default-cell-style-name="ce4"/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Site1</text:p>
          </table:table-cell>
          <table:table-cell table:style-name="ce5" office:value-type="string" calcext:value-type="string">
            <text:p>Site2</text:p>
          </table:table-cell>
          <table:table-cell table:style-name="ce5" office:value-type="string" calcext:value-type="string">
            <text:p>Site3</text:p>
          </table:table-cell>
          <table:table-cell table:style-name="ce5" office:value-type="string" calcext:value-type="string">
            <text:p>Site4</text:p>
          </table:table-cell>
          <table:table-cell table:style-name="ce5" office:value-type="string" calcext:value-type="string">
            <text:p>Site5</text:p>
          </table:table-cell>
          <table:table-cell table:style-name="ce5" office:value-type="string" calcext:value-type="string">
            <text:p>Site6</text:p>
          </table:table-cell>
          <table:table-cell table:style-name="ce2" office:value-type="string" calcext:value-type="string">
            <text:p>Site7</text:p>
          </table:table-cell>
          <table:table-cell table:style-name="ce2" office:value-type="string" calcext:value-type="string">
            <text:p>Site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1_IN_SW1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2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1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2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1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1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3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2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1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HB_IN_UHB_OUT_B42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1_MUX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3_MUX_MHB3_OUT_B7</text:p>
          </table:table-cell>
          <table:table-cell office:value-type="float" office:value="2655" calcext:value-type="float">
            <text:p>2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DS_IN_DSDS_OUT_B8</text:p>
          </table:table-cell>
          <table:table-cell office:value-type="float" office:value="942.5" calcext:value-type="float">
            <text:p>9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l_OutLossL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Site1</text:p>
          </table:table-cell>
          <table:table-cell table:style-name="ce5" office:value-type="string" calcext:value-type="string">
            <text:p>Site2</text:p>
          </table:table-cell>
          <table:table-cell table:style-name="ce5" office:value-type="string" calcext:value-type="string">
            <text:p>Site3</text:p>
          </table:table-cell>
          <table:table-cell table:style-name="ce5" office:value-type="string" calcext:value-type="string">
            <text:p>Site4</text:p>
          </table:table-cell>
          <table:table-cell table:style-name="ce5" office:value-type="string" calcext:value-type="string">
            <text:p>Site5</text:p>
          </table:table-cell>
          <table:table-cell table:style-name="ce5" office:value-type="string" calcext:value-type="string">
            <text:p>Site6</text:p>
          </table:table-cell>
          <table:table-cell table:style-name="ce2" office:value-type="string" calcext:value-type="string">
            <text:p>Site7</text:p>
          </table:table-cell>
          <table:table-cell table:style-name="ce2" office:value-type="string" calcext:value-type="string">
            <text:p>Site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1_IN_SW1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2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1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2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1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1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3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2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1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HB_IN_UHB_OUT_B4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1_MUX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3_MUX_MHB3_OUT_B7</text:p>
          </table:table-cell>
          <table:table-cell office:value-type="float" office:value="2655" calcext:value-type="float">
            <text:p>2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DS_IN_DSDS_OUT_B8</text:p>
          </table:table-cell>
          <table:table-cell office:value-type="float" office:value="942.5" calcext:value-type="float">
            <text:p>9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l_TotalLossG0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Site1</text:p>
          </table:table-cell>
          <table:table-cell table:style-name="ce5" office:value-type="string" calcext:value-type="string">
            <text:p>Site2</text:p>
          </table:table-cell>
          <table:table-cell table:style-name="ce5" office:value-type="string" calcext:value-type="string">
            <text:p>Site3</text:p>
          </table:table-cell>
          <table:table-cell table:style-name="ce5" office:value-type="string" calcext:value-type="string">
            <text:p>Site4</text:p>
          </table:table-cell>
          <table:table-cell table:style-name="ce5" office:value-type="string" calcext:value-type="string">
            <text:p>Site5</text:p>
          </table:table-cell>
          <table:table-cell table:style-name="ce5" office:value-type="string" calcext:value-type="string">
            <text:p>Site6</text:p>
          </table:table-cell>
          <table:table-cell table:style-name="ce2" office:value-type="string" calcext:value-type="string">
            <text:p>Site7</text:p>
          </table:table-cell>
          <table:table-cell table:style-name="ce2" office:value-type="string" calcext:value-type="string">
            <text:p>Site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1_IN_SW1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2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1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2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1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1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3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2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1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HB_IN_UHB_OUT_B42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1_MUX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3_MUX_MHB3_OUT_B7</text:p>
          </table:table-cell>
          <table:table-cell office:value-type="float" office:value="2655" calcext:value-type="float">
            <text:p>2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DS_IN_DSDS_OUT_B8</text:p>
          </table:table-cell>
          <table:table-cell office:value-type="float" office:value="942.5" calcext:value-type="float">
            <text:p>9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l_TotalLossG2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Site1</text:p>
          </table:table-cell>
          <table:table-cell table:style-name="ce5" office:value-type="string" calcext:value-type="string">
            <text:p>Site2</text:p>
          </table:table-cell>
          <table:table-cell table:style-name="ce5" office:value-type="string" calcext:value-type="string">
            <text:p>Site3</text:p>
          </table:table-cell>
          <table:table-cell table:style-name="ce5" office:value-type="string" calcext:value-type="string">
            <text:p>Site4</text:p>
          </table:table-cell>
          <table:table-cell table:style-name="ce5" office:value-type="string" calcext:value-type="string">
            <text:p>Site5</text:p>
          </table:table-cell>
          <table:table-cell table:style-name="ce5" office:value-type="string" calcext:value-type="string">
            <text:p>Site6</text:p>
          </table:table-cell>
          <table:table-cell table:style-name="ce2" office:value-type="string" calcext:value-type="string">
            <text:p>Site7</text:p>
          </table:table-cell>
          <table:table-cell table:style-name="ce2" office:value-type="string" calcext:value-type="string">
            <text:p>Site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1_IN_SW1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2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1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2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1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1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3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2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1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HB_IN_UHB_OUT_B42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1_MUX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3_MUX_MHB3_OUT_B7</text:p>
          </table:table-cell>
          <table:table-cell office:value-type="float" office:value="2655" calcext:value-type="float">
            <text:p>2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DS_IN_DSDS_OUT_B8</text:p>
          </table:table-cell>
          <table:table-cell office:value-type="float" office:value="942.5" calcext:value-type="float">
            <text:p>9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l_TotalLossG4" table:style-name="ta1">
        <table:table-column table:style-name="co1" table:default-cell-style-name="ce2"/>
        <table:table-column table:style-name="co3" table:default-cell-style-name="ce4"/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Site1</text:p>
          </table:table-cell>
          <table:table-cell table:style-name="ce5" office:value-type="string" calcext:value-type="string">
            <text:p>Site2</text:p>
          </table:table-cell>
          <table:table-cell table:style-name="ce5" office:value-type="string" calcext:value-type="string">
            <text:p>Site3</text:p>
          </table:table-cell>
          <table:table-cell table:style-name="ce5" office:value-type="string" calcext:value-type="string">
            <text:p>Site4</text:p>
          </table:table-cell>
          <table:table-cell table:style-name="ce5" office:value-type="string" calcext:value-type="string">
            <text:p>Site5</text:p>
          </table:table-cell>
          <table:table-cell table:style-name="ce5" office:value-type="string" calcext:value-type="string">
            <text:p>Site6</text:p>
          </table:table-cell>
          <table:table-cell table:style-name="ce2" office:value-type="string" calcext:value-type="string">
            <text:p>Site7</text:p>
          </table:table-cell>
          <table:table-cell table:style-name="ce2" office:value-type="string" calcext:value-type="string">
            <text:p>Site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1_IN_SW1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1_IN_SW2_MHB1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1_IN_SW1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1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2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2_IN_SW1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MHB3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2_DSDS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2_IN_SW1_MHB2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2_IN_SW2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B3_IN_SW1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1_DSDS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B3_IN_SW2_MHB3_OUT_B41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2_DSDS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3_IN_SW1_MHB3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B3_IN_SW2_MHB2_OUT_B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HB_IN_UHB_OUT_B42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1_MUX_MHB1_OUT_B3</text:p>
          </table:table-cell>
          <table:table-cell office:value-type="float" office:value="1842.5" calcext:value-type="float">
            <text:p>18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HB3_MUX_MHB3_OUT_B7</text:p>
          </table:table-cell>
          <table:table-cell office:value-type="float" office:value="2655" calcext:value-type="float">
            <text:p>2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DS_IN_DSDS_OUT_B8</text:p>
          </table:table-cell>
          <table:table-cell office:value-type="float" office:value="942.5" calcext:value-type="float">
            <text:p>94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2" svg:font-family="'Liberation Sans1'"/>
    <style:font-face style:name="Liberation Sans11" svg:font-family="'Liberation Sans11'"/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2" number:min-integer-digits="1" number:grouping="true"/>
      <number:text> </number:text>
    </number:number-style>
    <number:number-style style:name="N127">
      <number:text> (</number:text>
      <number:number number:decimal-places="2" number:min-integer-digits="1" number:grouping="true"/>
      <number:text>)</number:text>
    </number:number-style>
    <number:number-style style:name="N128">
      <number:text> -</number:text>
      <number:number number:decimal-places="0" number:min-integer-digits="2"/>
      <number:text> </number:text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2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integer-digits="1"/>
      <number:text> </number:text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/00/0000</text:date>, <text:time style:data-style-name="N2" text:time-value="17:08:44.789768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9:36:37.759331271</meta:creation-date>
    <meta:generator>LibreOffice/4.3.7.2$Linux_X86_64 LibreOffice_project/430$Build-2</meta:generator>
    <dc:date>2019-04-14T17:26:06.401065866</dc:date>
    <meta:editing-duration>PT27M15S</meta:editing-duration>
    <meta:editing-cycles>8</meta:editing-cycles>
    <meta:document-statistic meta:table-count="6" meta:cell-count="1950" meta:object-count="0"/>
  </office:meta>
</office:document-meta>
</file>